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 style:writing-mode="page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style:writing-mode="page"/>
    </style:style>
    <style:style style:name="WeirdTable" style:family="table">
      <style:table-properties style:width="17cm" table:align="margins" style:writing-mode="page"/>
    </style:style>
    <style:style style:name="WeirdTable.A" style:family="table-column">
      <style:table-column-properties style:column-width="2.125cm" style:rel-column-width="8191*"/>
    </style:style>
    <style:style style:name="WeirdTable.B" style:family="table-column">
      <style:table-column-properties style:column-width="2.125cm" style:rel-column-width="8192*"/>
    </style:style>
    <style:style style:name="WeirdTable.C" style:family="table-column">
      <style:table-column-properties style:column-width="4.251cm" style:rel-column-width="16383*"/>
    </style:style>
    <style:style style:name="WeirdTable.A1" style:family="table-cell">
      <style:table-cell-properties style:writing-mode="page"/>
    </style:style>
    <style:style style:name="WeirdTable.4" style:family="table-row">
      <style:table-row-properties style:min-row-height="0.517cm"/>
    </style:style>
    <style:style style:name="P1" style:family="paragraph" style:parent-style-name="Standard">
      <style:text-properties officeooo:rsid="00100e06" officeooo:paragraph-rsid="00100e06"/>
    </style:style>
    <style:style style:name="P2" style:family="paragraph" style:parent-style-name="Standard">
      <style:text-properties officeooo:paragraph-rsid="00100e06"/>
    </style:style>
    <style:style style:name="P3" style:family="paragraph" style:parent-style-name="Table_20_Contents">
      <style:text-properties officeooo:rsid="00100e06" officeooo:paragraph-rsid="00100e06"/>
    </style:style>
    <style:style style:name="P4" style:family="paragraph" style:parent-style-name="Table_20_Contents">
      <style:text-properties style:font-name="Carlito" officeooo:rsid="00100e06" officeooo:paragraph-rsid="00100e06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351455730176"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B</text:p>
          </table:table-cell>
        </table:table-row>
        <table:table-row table:style-name="TableLine94351455730176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</table:table-row>
      </table:table>
      <text:p text:style-name="P1">-- Empty Paragraph --</text:p>
      <table:table table:name="Table2" table:style-name="Table2">
        <table:table-column table:style-name="Table2.A" table:number-columns-repeated="3"/>
        <table:table-row table:style-name="TableLine94351483828736"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3">B</text:p>
          </table:table-cell>
          <table:table-cell table:style-name="Table2.A1" office:value-type="string">
            <text:p text:style-name="P3">C</text:p>
          </table:table-cell>
        </table:table-row>
        <table:table-row table:style-name="TableLine94351483828736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100</text:p>
          </table:table-cell>
        </table:table-row>
        <table:table-row table:style-name="TableLine94351483828736"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200</text:p>
          </table:table-cell>
        </table:table-row>
        <table:table-row table:style-name="TableLine94351483828736"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30</text:p>
          </table:table-cell>
          <table:table-cell table:style-name="Table2.A1" office:value-type="string">
            <text:p text:style-name="P3">300</text:p>
          </table:table-cell>
        </table:table-row>
        <table:table-row table:style-name="TableLine94351483828736"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40</text:p>
          </table:table-cell>
          <table:table-cell table:style-name="Table2.A1" office:value-type="string">
            <text:p text:style-name="P3">400</text:p>
          </table:table-cell>
        </table:table-row>
      </table:table>
      <text:p text:style-name="P1">-- Empty Paragraph --</text:p>
      <table:table table:name="WeirdTable" table:style-name="WeirdTable">
        <table:table-column table:style-name="WeirdTable.A"/>
        <table:table-column table:style-name="WeirdTable.B"/>
        <table:table-column table:style-name="WeirdTable.C" table:number-columns-repeated="2"/>
        <table:table-column table:style-name="WeirdTable.A"/>
        <table:table-column table:style-name="WeirdTable.B"/>
        <table:table-row table:style-name="TableLine94351417203712">
          <table:table-cell table:style-name="WeirdTable.A1" table:number-columns-spanned="2" office:value-type="string">
            <text:p text:style-name="P3">A1</text:p>
          </table:table-cell>
          <table:covered-table-cell/>
          <table:table-cell table:style-name="WeirdTable.A1" office:value-type="string">
            <text:p text:style-name="P3">B1</text:p>
          </table:table-cell>
          <table:table-cell table:style-name="WeirdTable.A1" office:value-type="string">
            <text:p text:style-name="P3">C1</text:p>
          </table:table-cell>
          <table:table-cell table:style-name="WeirdTable.A1" table:number-columns-spanned="2" office:value-type="string">
            <text:p text:style-name="P3">D1</text:p>
          </table:table-cell>
          <table:covered-table-cell/>
        </table:table-row>
        <table:table-row table:style-name="TableLine94351417203712">
          <table:table-cell table:style-name="WeirdTable.A1" table:number-columns-spanned="3" office:value-type="string">
            <text:p text:style-name="P3">A2B2</text:p>
          </table:table-cell>
          <table:covered-table-cell/>
          <table:covered-table-cell/>
          <table:table-cell table:style-name="WeirdTable.A1" table:number-columns-spanned="3" office:value-type="string">
            <text:p text:style-name="P3">C2D2</text:p>
          </table:table-cell>
          <table:covered-table-cell/>
          <table:covered-table-cell/>
        </table:table-row>
        <table:table-row table:style-name="TableLine94351417203712">
          <table:table-cell table:style-name="WeirdTable.A1" table:number-columns-spanned="6" office:value-type="string">
            <text:p text:style-name="P3">A3B3C3D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WeirdTable.4">
          <table:table-cell table:style-name="WeirdTable.A1" table:number-rows-spanned="2" office:value-type="string">
            <text:p text:style-name="P3">A4-1</text:p>
          </table:table-cell>
          <table:table-cell table:style-name="WeirdTable.A1" table:number-rows-spanned="2" office:value-type="string">
            <text:p text:style-name="P3">A4-2</text:p>
          </table:table-cell>
          <table:table-cell table:style-name="WeirdTable.A1" office:value-type="string">
            <text:p text:style-name="P3">B4-1</text:p>
          </table:table-cell>
          <table:table-cell table:style-name="WeirdTable.A1" office:value-type="string">
            <text:p text:style-name="P3">C4-1</text:p>
          </table:table-cell>
          <table:table-cell table:style-name="WeirdTable.A1" table:number-rows-spanned="2" office:value-type="string">
            <text:p text:style-name="P3">D4-1</text:p>
          </table:table-cell>
          <table:table-cell table:style-name="WeirdTable.A1" table:number-rows-spanned="2" office:value-type="string">
            <text:p text:style-name="P3">D4-2</text:p>
          </table:table-cell>
        </table:table-row>
        <table:table-row table:style-name="WeirdTable.4">
          <table:covered-table-cell/>
          <table:covered-table-cell/>
          <table:table-cell table:style-name="WeirdTable.A1" office:value-type="string">
            <text:p text:style-name="P3">B4-2</text:p>
          </table:table-cell>
          <table:table-cell table:style-name="WeirdTable.A1" office:value-type="string">
            <text:p text:style-name="P3">C4-2</text:p>
          </table:table-cell>
          <table:covered-table-cell/>
          <table:covered-table-cell/>
        </table:table-row>
        <table:table-row table:style-name="TableLine94351417203712">
          <table:table-cell table:style-name="WeirdTable.A1" table:number-columns-spanned="4" office:value-type="string">
            <text:p text:style-name="P3">A5B5C5</text:p>
          </table:table-cell>
          <table:covered-table-cell/>
          <table:covered-table-cell/>
          <table:covered-table-cell/>
          <table:table-cell table:style-name="WeirdTable.A1" table:number-columns-spanned="2" office:value-type="string">
            <text:p text:style-name="P3">D5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16:54:08.070175580</meta:creation-date>
    <dc:title>Modern</dc:title>
    <meta:generator>LibreOffice/7.0.6.2$Linux_X86_64 LibreOffice_project/00$Build-2</meta:generator>
    <meta:editing-duration>PT6M36S</meta:editing-duration>
    <meta:editing-cycles>2</meta:editing-cycles>
    <meta:initial-creator>F </meta:initial-creator>
    <dc:date>2021-06-17T17:00:42.769708184</dc:date>
    <dc:creator>F </dc:creator>
    <meta:document-statistic meta:table-count="3" meta:image-count="0" meta:object-count="0" meta:page-count="1" meta:paragraph-count="38" meta:word-count="44" meta:character-count="137" meta:non-whitespace-character-count="131"/>
    <meta:template xlink:type="simple" xlink:actuate="onRequest" xlink:title="Modern" xlink:href="../../../usr/lib64/libreoffice/share/template/common/styles/Modern.ott" meta:date="2021-06-17T16:54:06.857166645"/>
  </office:meta>
</office:document-meta>
</file>